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75">
            <text:p>45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5">
            <text:p>12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73">
            <text:p>34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6">
            <text:p>7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08">
            <text:p>9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6">
            <text:p>29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7">
            <text:p>39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4">
            <text:p>30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1">
            <text:p>41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313">
            <text:p>43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92">
            <text:p>41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5">
            <text:p>78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9">
            <text:p>23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Noncampus" style:display-name="PageStyle_Hate_Crime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